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ro5" style:family="table-row">
      <style:table-row-properties style:row-height="53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Python HTTP Server is a severe security risk – recommended change to Flask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 Users must install Python3.4 – Newer available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 user server attempt shows no objects under some circumstances, but clients can joi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he host must load the scene from dbm before any clients may connect, failing to do this causes object ID indexing to fail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hen a player connects to the scene, something about the Object IDs is amiss, temporarily all objects are refreshed into the list of transforming objects when a player connects</text:p>
          </table:table-cell>
          <table:table-cell office:value-type="string" calcext:value-type="string">
            <text:p>Temporary fi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ient’s view is jittery due to the lack of extrapolation</text:p>
          </table:table-cell>
          <table:table-cell office:value-type="string" calcext:value-type="string">
            <text:p>Old solutions not accurate or adaptive enoug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 threads are not shut down gracefully (possible security exploit)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51:41.661922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10-26T10:53:07.742857750</dc:date>
    <meta:editing-duration>PT12H23M15S</meta:editing-duration>
    <meta:editing-cycles>13</meta:editing-cycles>
    <meta:generator>LibreOffice/5.1.6.2$Linux_X86_64 LibreOffice_project/10m0$Build-2</meta:generator>
    <meta:document-statistic meta:table-count="1" meta:cell-count="27" meta:object-count="0"/>
  </office:meta>
</office:document-meta>
</file>